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mbria-Bold" svg:font-family="Cambria-Bold"/>
    <style:font-face style:name="LMRoman10-Regular" svg:font-family="LMRoman10-Regular"/>
    <style:font-face style:name="OpenSymbol" svg:font-family="OpenSymbol"/>
    <style:font-face style:name="SFSI1000" svg:font-family="SFSI1000"/>
    <style:font-face style:name="SFSS0800" svg:font-family="SFSS0800"/>
    <style:font-face style:name="SFSS1000" svg:font-family="SFSS1000"/>
    <style:font-face style:name="SFSX1095" svg:font-family="SFSX1095"/>
    <style:font-face style:name="TimesNewRomanPS-BoldMT" svg:font-family="TimesNewRomanPS-BoldMT"/>
    <style:font-face style:name="Times New Roman1" svg:font-family="'Times New Roman'" style:font-family-generic="roman"/>
    <style:font-face style:name="TimesNewRomanPSMT" svg:font-family="TimesNewRomanPSMT" style:font-family-generic="roman"/>
    <style:font-face style:name="TimesNewRomanPS-ItalicMT" svg:font-family="TimesNewRomanPS-ItalicMT" style:font-family-generic="script"/>
    <style:font-face style:name="Arial2" svg:font-family="Arial" style:font-family-generic="swiss"/>
    <style:font-face style:name="Cambria" svg:font-family="Cambria"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0pt" style:font-size-asian="10pt" style:font-size-complex="10pt"/>
    </style:style>
    <style:style style:name="P2" style:family="paragraph" style:parent-style-name="Standard" style:list-style-name="L10">
      <style:paragraph-properties fo:text-align="start" style:justify-single-word="false"/>
      <style:text-properties style:font-name="Times New Roman" fo:font-size="10pt" style:font-size-asian="10pt" style:font-size-complex="10pt"/>
    </style:style>
    <style:style style:name="P3" style:family="paragraph" style:parent-style-name="Standard" style:list-style-name="L33">
      <style:paragraph-properties fo:text-align="start" style:justify-single-word="false"/>
      <style:text-properties style:font-name="Times New Roman" fo:font-size="10pt" style:font-size-asian="10pt" style:font-size-complex="10pt"/>
    </style:style>
    <style:style style:name="P4" style:family="paragraph" style:parent-style-name="Standard">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5" style:family="paragraph" style:parent-style-name="Standard" style:list-style-name="L23">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6" style:family="paragraph" style:parent-style-name="Standard" style:list-style-name="L25">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7" style:family="paragraph" style:parent-style-name="Standard" style:list-style-name="L30">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8" style:family="paragraph" style:parent-style-name="Standard" style:list-style-name="L31">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9" style:family="paragraph" style:parent-style-name="Standard" style:list-style-name="L32">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style:font-name="Times New Roman" fo:font-size="10pt" fo:font-weight="normal" style:font-name-asian="TimesNewRomanPSMT" style:font-size-asian="10pt" style:font-weight-asian="normal" style:font-name-complex="TimesNewRomanPSMT" style:font-size-complex="10pt" style:font-weight-complex="normal"/>
    </style:style>
    <style:style style:name="P11" style:family="paragraph" style:parent-style-name="Standard">
      <style:paragraph-properties fo:text-align="start" style:justify-single-word="false"/>
      <style:text-properties style:font-name="Times New Roman" fo:font-size="10pt" fo:font-weight="normal" style:font-name-asian="Cambria"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style:font-name="Times New Roman" fo:font-size="10pt" fo:font-weight="bold" style:font-size-asian="10pt" style:font-weight-asian="bold" style:font-size-complex="10pt" style:font-weight-complex="bold"/>
    </style:style>
    <style:style style:name="P13" style:family="paragraph" style:parent-style-name="Standard" style:list-style-name="L24">
      <style:paragraph-properties fo:text-align="start" style:justify-single-word="false"/>
      <style:text-properties style:font-name="Times New Roman" fo:font-size="10pt" fo:font-weight="bold" style:font-size-asian="10pt" style:font-weight-asian="bold" style:font-size-complex="10pt" style:font-weight-complex="bold"/>
    </style:style>
    <style:style style:name="P14" style:family="paragraph" style:parent-style-name="Standard" style:list-style-name="L26">
      <style:paragraph-properties fo:text-align="start" style:justify-single-word="false"/>
      <style:text-properties style:font-name="Times New Roman" fo:font-size="10pt" fo:font-weight="bold" style:font-size-asian="10pt" style:font-weight-asian="bold" style:font-size-complex="10pt" style:font-weight-complex="bold"/>
    </style:style>
    <style:style style:name="P15" style:family="paragraph" style:parent-style-name="Standard" style:list-style-name="L27">
      <style:paragraph-properties fo:text-align="start" style:justify-single-word="false"/>
      <style:text-properties style:font-name="Times New Roman" fo:font-size="10pt" fo:font-weight="bold" style:font-size-asian="10pt" style:font-weight-asian="bold" style:font-size-complex="10pt" style:font-weight-complex="bold"/>
    </style:style>
    <style:style style:name="P16" style:family="paragraph" style:parent-style-name="Standard" style:list-style-name="L28">
      <style:paragraph-properties fo:text-align="start" style:justify-single-word="false"/>
      <style:text-properties style:font-name="Times New Roman" fo:font-size="10pt" fo:font-weight="bold" style:font-size-asian="10pt" style:font-weight-asian="bold" style:font-size-complex="10pt" style:font-weight-complex="bold"/>
    </style:style>
    <style:style style:name="P17" style:family="paragraph" style:parent-style-name="Standard" style:list-style-name="L29">
      <style:paragraph-properties fo:text-align="start" style:justify-single-word="false"/>
      <style:text-properties style:font-name="Times New Roman" fo:font-size="10pt" fo:font-weight="bold" style:font-size-asian="10pt" style:font-weight-asian="bold" style:font-size-complex="10pt" style:font-weight-complex="bold"/>
    </style:style>
    <style:style style:name="P18" style:family="paragraph" style:parent-style-name="Standard" style:list-style-name="L32">
      <style:paragraph-properties fo:text-align="start" style:justify-single-word="false"/>
      <style:text-properties style:font-name="Times New Roman" fo:font-size="10pt" fo:font-weight="bold" style:font-size-asian="10pt" style:font-weight-asian="bold" style:font-size-complex="10pt" style:font-weight-complex="bold"/>
    </style:style>
    <style:style style:name="P19" style:family="paragraph" style:parent-style-name="Standard" style:list-style-name="L33">
      <style:paragraph-properties fo:text-align="start" style:justify-single-word="false"/>
      <style:text-properties style:font-name="Times New Roman" fo:font-size="10pt" fo:font-weight="bold" style:font-size-asian="10pt" style:font-weight-asian="bold" style:font-size-complex="10pt" style:font-weight-complex="bold"/>
    </style:style>
    <style:style style:name="P20" style:family="paragraph" style:parent-style-name="Standard" style:list-style-name="L34">
      <style:paragraph-properties fo:text-align="start" style:justify-single-word="false"/>
      <style:text-properties style:font-name="Times New Roman" fo:font-size="10pt" fo:font-weight="bold" style:font-size-asian="10pt" style:font-weight-asian="bold" style:font-size-complex="10pt" style:font-weight-complex="bold"/>
    </style:style>
    <style:style style:name="P21" style:family="paragraph" style:parent-style-name="Standard">
      <style:paragraph-properties fo:text-align="start" style:justify-single-word="false"/>
      <style:text-properties style:font-name="Times New Roman" fo:font-size="10pt" style:text-underline-style="solid" style:text-underline-width="auto" style:text-underline-color="font-color" fo:font-weight="normal"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style:font-name="Times New Roman" fo:font-size="10pt" style:text-underline-style="none" fo:font-weight="normal"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style:text-position="0% 100%" style:font-name="Times New Roman" fo:font-size="10pt" fo:font-weight="normal" style:font-size-asian="10pt" style:font-weight-asian="normal" style:font-size-complex="10pt" style:font-weight-complex="normal"/>
    </style:style>
    <style:style style:name="P24" style:family="paragraph" style:parent-style-name="Standard">
      <style:paragraph-properties fo:text-align="center" style:justify-single-word="false"/>
      <style:text-properties style:font-name="Cambria" fo:font-size="14pt" fo:font-weight="bold" style:font-size-asian="14pt" style:font-weight-asian="bold" style:font-size-complex="14pt" style:font-weight-complex="bold"/>
    </style:style>
    <style:style style:name="P25" style:family="paragraph" style:parent-style-name="Standard">
      <style:paragraph-properties fo:text-align="start" style:justify-single-word="false"/>
      <style:text-properties style:font-name="Cambria" fo:font-size="14pt" fo:font-weight="bold" style:font-size-asian="14pt" style:font-weight-asian="bold" style:font-size-complex="14pt" style:font-weight-complex="bold"/>
    </style:style>
    <style:style style:name="P26" style:family="paragraph" style:parent-style-name="Standard">
      <style:paragraph-properties fo:text-align="start" style:justify-single-word="false"/>
      <style:text-properties style:font-name="Cambria" fo:font-size="11pt" fo:font-weight="normal" style:font-size-asian="11pt" style:font-weight-asian="normal" style:font-size-complex="11pt" style:font-weight-complex="normal"/>
    </style:style>
    <style:style style:name="P27" style:family="paragraph" style:parent-style-name="Standard">
      <style:paragraph-properties fo:text-align="start" style:justify-single-word="false"/>
      <style:text-properties fo:color="#ff3333" style:font-name="Times New Roman" fo:font-size="10pt" fo:font-weight="normal" style:font-size-asian="10pt" style:font-weight-asian="normal" style:font-size-complex="10pt" style:font-weight-complex="normal"/>
    </style:style>
    <style:style style:name="T1" style:family="text">
      <style:text-properties style:text-underline-style="solid" style:text-underline-width="auto" style:text-underline-color="font-color"/>
    </style:style>
    <style:style style:name="T2" style:family="text">
      <style:text-properties style:font-name="Times New Roman" fo:font-size="10pt" style:font-size-asian="10pt" style:font-size-complex="10pt"/>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text-position="sub 58%" fo:font-weight="normal" style:font-weight-asian="normal" style:font-weight-complex="normal"/>
    </style:style>
    <style:style style:name="T7" style:family="text">
      <style:text-properties style:text-position="0% 100%"/>
    </style:style>
    <style:style style:name="T8" style:family="text">
      <style:text-properties style:text-position="0% 100%" fo:font-weight="normal" style:font-weight-asian="normal" style:font-weight-complex="normal"/>
    </style:style>
    <style:style style:name="T9" style:family="text">
      <style:text-properties style:text-position="0% 100%" fo:font-style="italic" fo:font-weight="normal" style:font-style-asian="italic" style:font-weight-asian="normal" style:font-style-complex="italic" style:font-weight-complex="normal"/>
    </style:style>
    <style:style style:name="T10" style:family="text">
      <style:text-properties fo:font-weight="bold" style:font-weight-asian="bold" style:font-weight-complex="bold"/>
    </style:style>
    <style:style style:name="T11" style:family="text">
      <style:text-properties fo:color="#000000"/>
    </style:style>
    <style:style style:name="T12" style:family="text">
      <style:text-properties style:text-position="super 58%"/>
    </style:style>
    <style:style style:name="T13" style:family="text">
      <style:text-properties style:text-position="super 58%" fo:font-weight="normal" style:font-weight-asian="normal" style:font-weight-complex="normal"/>
    </style:style>
    <style:style style:name="T14" style:family="text">
      <style:text-properties fo:color="#0000c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LP 32 : Écoulements de fluides</text:p>
      <text:p text:style-name="P25"/>
      <text:p text:style-name="P4"><text:span text:style-name="T1">Éléments imposés possibles</text:span> :</text:p>
      <text:p text:style-name="P4">Le sujet est très vaste le plan peut totalement dépendre de l’élément imposé. </text:p>
      <text:p text:style-name="P4">J'ai fait deux plans en fonction de si l’élément imposé concerne fluide parfait ou fluide réel.</text:p>
      <text:p text:style-name="P4"/>
      <text:p text:style-name="P4"><text:span text:style-name="T1">Niveau</text:span> : Supérieur BCPST 2</text:p>
      <text:p text:style-name="P4"/>
      <text:p text:style-name="P12">Plan 1 : seulement sur écoulement parfait</text:p>
      <text:p text:style-name="P4"><text:span text:style-name="T1">Prérequis</text:span> :</text:p>
      <text:list xml:id="list19598341145101841" text:style-name="L10">
        <text:list-item>
          <text:p text:style-name="P2">Statique des fluides (hydrostatique, forces volumiques de pression) L1 </text:p>
        </text:list-item>
        <text:list-item>
          <text:p text:style-name="P2">Outils de la dynamique des fluides (lignes de courant, notion de particule fluide, dérivée particulaire) L2 </text:p>
        </text:list-item>
        <text:list-item>
          <text:p text:style-name="P2">Analyse vectorielle L2 </text:p>
        </text:list-item>
        <text:list-item>
          <text:p text:style-name="P2">Introduction à la dynamique des fluides (différentes classes d’écoulement, conservation de la masse) L2 </text:p>
        </text:list-item>
      </text:list>
      <text:p text:style-name="P4"/>
      <text:p text:style-name="P4"><text:span text:style-name="T1">Biblio</text:span> :</text:p>
      <text:list xml:id="list5636604831306509759" text:style-name="L23">
        <text:list-item>
          <text:p text:style-name="P5">Fruchart, physique expérimentale</text:p>
        </text:list-item>
        <text:list-item>
          <text:p text:style-name="P5">Taillet, dictionnaire de physique </text:p>
        </text:list-item>
        <text:list-item>
          <text:p text:style-name="P5">Biblio : T&amp;D (blanc, carré orange) BCPST 2 ; Baude, Grecias, Fruchart https://www.youtube.com/watch?v=v4zPW40vhHI https://www.youtube.com/watch?v=P05yYbnApFc &amp;list=PLWfc4QDrcvkOJlpp1FCWheBDMTs8Picj6&amp; index=10&amp;t=0s </text:p>
        </text:list-item>
      </text:list>
      <text:p text:style-name="P21"/>
      <text:p text:style-name="P4"><text:span text:style-name="T1">Objectifs</text:span> :</text:p>
      <text:p text:style-name="P4">Comprendre le théorème de Bernoulli. Savoir l’appliquer dans des cas simples. </text:p>
      <text:p text:style-name="P4"/>
      <text:p text:style-name="P4"><text:span text:style-name="T1">Intro pédagogique</text:span> :</text:p>
      <text:p text:style-name="P4">Cours L2, avant ce cours, cours sur la statique des fluides puis intro à la dynamique des fluides avec :</text:p>
      <text:p text:style-name="P4">description <text:s/>des outils de la mécanique des fluides : analyse vectorielles, lignes de courant, classes d'écoulement...</text:p>
      <text:p text:style-name="P4">On va donc rappeler seulement les définitions. </text:p>
      <text:p text:style-name="P4">Ici seulement écoulement parfait Suite du cours sur écoulements réels/ visqueux</text:p>
      <text:p text:style-name="P4">Exemples abordés ici sont fondamentaux. </text:p>
      <text:p text:style-name="P4">Difficultés : bien comprendre les hypothèses associées à chacune des relations de Bernouilli, a bien rappeler. </text:p>
      <text:p text:style-name="P4">TD : etude des tubes pitot, vidange réservoir, trompe à vide</text:p>
      <text:p text:style-name="P4">TP : mesure de vitesse et de débit</text:p>
      <text:p text:style-name="P4"/>
      <text:p text:style-name="P12">Introduction :</text:p>
      <text:p text:style-name="P4">Vous connaissez déjà la statique des fluides, mais en vrai les fluides sont souvent en mouvement. On essaie de décrire ces mouvements. souffle entre deux feuilles de papier, elles s’éloignent. (A faire) On va essayer de comprendre ce qu’il se passe. Dans un premier temps, il va falloir mettre en équation le mouvement d’un fluide. </text:p>
      <text:p text:style-name="P4">Ici seulement fluide parfait = fluide dont on néglige les effets dissipatifs.</text:p>
      <text:p text:style-name="P4"/>
      <text:p text:style-name="P4"><text:tab/><text:span text:style-name="T10">I. Écoulements parfaits </text:span></text:p>
      <text:list xml:id="list9107651375502723877" text:style-name="L24">
        <text:list-item>
          <text:list>
            <text:list-item>
              <text:p text:style-name="P13">Équation d’Euler</text:p>
            </text:list-item>
          </text:list>
        </text:list-item>
      </text:list>
      <text:p text:style-name="P4">On s’intéresse <text:s/>a une particule de fluide (dessine une part de fluide dans un écoulement). Quelles sont les forces appliquées ? </text:p>
      <text:p text:style-name="P4">• Système : Particule fluide </text:p>
      <text:p text:style-name="P4">• Référentiel : galiléen </text:p>
      <text:p text:style-name="P4">• Bilan des forces : </text:p>
      <text:p text:style-name="P4"><text:tab/>– Force de pression : df = -grad(P)dτ </text:p>
      <text:list xml:id="list4850633246635430877" text:style-name="L25">
        <text:list-item>
          <text:list>
            <text:list-item>
              <text:p text:style-name="P6">forces volumiques df = Fvdτ</text:p>
            </text:list-item>
          </text:list>
        </text:list-item>
      </text:list>
      <text:p text:style-name="P4">On applique le PFD : </text:p>
      <text:p text:style-name="P4">ρdτ Dv/Dt = −grad(P)dτ + Fvdτ </text:p>
      <text:p text:style-name="P4">On développe le calcul (dérivée particulaire + simplification de dτ ) pour obtenir les deux expressions de l’équation d’Euler. </text:p>
      <text:p text:style-name="P4">v.gradv=1/2*grad(v<text:span text:style-name="T12">2</text:span><text:span text:style-name="T7">)-v^rotv</text:span></text:p>
      <text:p text:style-name="P27"><text:span text:style-name="T7">Unites pour l'équation, exemples de forces volumiques avec expressions sur slide</text:span></text:p>
      <text:p text:style-name="P23"/>
      <text:list xml:id="list1038414612508224018" text:style-name="L26">
        <text:list-item>
          <text:list>
            <text:list-item>
              <text:p text:style-name="P14">Théorème de Bernoulli</text:p>
            </text:list-item>
          </text:list>
        </text:list-item>
      </text:list>
      <text:p text:style-name="P4">Hypothèse : Fv = ρg. On réinjecte dans Euler. </text:p>
      <text:p text:style-name="P4">On peut écrire g = -gez = - grad(gz). </text:p>
      <text:p text:style-name="P4"/>
      <text:p text:style-name="P4"><text:soft-page-break/>Hypothèse : </text:p>
      <text:p text:style-name="P4">• écoulement stationaire : dv/dt = 0 </text:p>
      <text:p text:style-name="P4">• écoulement incompressible : ρgrad( v <text:span text:style-name="T12">2 </text:span><text:span text:style-name="T7">/2</text:span> ) = grad( ρ×v <text:span text:style-name="T12">2</text:span> /2 )</text:p>
      <text:p text:style-name="P4">On réinjecte dans Bernouilli. On a alors deux cas : </text:p>
      <text:p text:style-name="P4">Si écoulement irrotationnel : ρ×v<text:span text:style-name="T12"> 2</text:span> /2 + P + ρgz = constante dans tout le fluide. </text:p>
      <text:p text:style-name="P4">Si écoulement rotationnel : on intègre sur une ligne de courant. </text:p>
      <text:p text:style-name="P4">ρ×v<text:span text:style-name="T12"> 2</text:span><text:span text:style-name="T7">/2</text:span> +P +ρgz = constante sur une ligne de courant. </text:p>
      <text:p text:style-name="P27">unités</text:p>
      <text:p text:style-name="P4"/>
      <text:p text:style-name="P4">Remarques : Les termes correspondent à des énergies : cinétique, potentielle, de pression. </text:p>
      <text:p text:style-name="P4">Bernouilli traduit la conservation de l'énergie volumique.</text:p>
      <text:p text:style-name="P4">Retour sur l'expérience introductive des feuilles.</text:p>
      <text:p text:style-name="P4"/>
      <text:p text:style-name="P4">Transition : Cette relation permet de calculer des vitesses d'écoulements ainsi que des débits.</text:p>
      <text:p text:style-name="P4"/>
      <text:list xml:id="list8883515004602559135" text:style-name="L27">
        <text:list-item>
          <text:list>
            <text:list-item>
              <text:list>
                <text:list-item>
                  <text:p text:style-name="P15">Applications pour des mesures de vitesse/ Description de phénomènes physiques (prendre que 1 exemple)</text:p>
                </text:list-item>
              </text:list>
            </text:list-item>
          </text:list>
        </text:list-item>
      </text:list>
      <text:p text:style-name="P4"/>
      <text:list xml:id="list2607569280279450314" text:style-name="L28">
        <text:list-item>
          <text:list>
            <text:list-item>
              <text:p text:style-name="P16">Effet Venturi</text:p>
            </text:list-item>
          </text:list>
        </text:list-item>
      </text:list>
      <text:p text:style-name="P4"><text:span text:style-name="T14">Expérience</text:span> : Tubes montrant l’effet venturi pour plusieurs sections.</text:p>
      <text:p text:style-name="P26"><text:a xlink:type="simple" xlink:href="https://www.youtube.com/watch?v=7POOLpvRD3k" text:style-name="Internet_20_link" text:visited-style-name="Visited_20_Internet_20_Link"><text:span text:style-name="T2">https://www.youtube.com/watch?v=7POOLpvRD3k</text:span></text:a><text:span text:style-name="T2"> <text:s/>(à partir de 1min environ)</text:span></text:p>
      <text:p text:style-name="P4">Explications : SLIDE Schéma. </text:p>
      <text:p text:style-name="P4">Le débit volumique est constant. Qv = vS = cst. On a donc voSo=v(x)S(x). </text:p>
      <text:p text:style-name="P4">Lorsque la section diminue, la vitesse augmente. </text:p>
      <text:p text:style-name="P4">Théorème de Bernouilli dans le cas stationnaire rotationnel. Faire la démo au tableau </text:p>
      <text:p text:style-name="P4">On a augmentation de v et donc diminution de P. Lien avec l'hydrostatique : on explique les différences de hauteurs d'eau.</text:p>
      <text:p text:style-name="P4">Application : trompe à eau Schéma</text:p>
      <text:p text:style-name="P4"/>
      <text:list xml:id="list3025990268816128937" text:style-name="L29">
        <text:list-item>
          <text:list>
            <text:list-item>
              <text:p text:style-name="P17">Écoulement de Torricelli</text:p>
            </text:list-item>
          </text:list>
        </text:list-item>
      </text:list>
      <text:p text:style-name="P4">Schéma SLIDE Grécias p545</text:p>
      <text:p text:style-name="P4">Hypothèses : fluide parfait, permanent, incompressible, homogène</text:p>
      <text:p text:style-name="P4">Po aux deux extrémités</text:p>
      <text:p text:style-name="P4">→ conservation de la masse =&gt; Dm=cste</text:p>
      <text:p text:style-name="P4">donc Dv=cste → vaS=vbs → va/vb=s/S&lt;&lt;1</text:p>
      <text:p text:style-name="P4">Bernouilli sur une ligne de courant, seulement différence de hauteur. On néglige a</text:p>
      <text:p text:style-name="P4">→ vb=racine(2gh)</text:p>
      <text:p text:style-name="P4"><text:span text:style-name="T14">Expérience </text:span>: Fruchart p422 vase de Mariotte (diapo du schéma fruchart p425). </text:p>
      <text:p text:style-name="P26"><text:a xlink:type="simple" xlink:href="http://ressources.univ-lemans.fr/AccesLibre/UM/Pedago/physique/02/divers/bernou1.html" text:style-name="Internet_20_link" text:visited-style-name="Visited_20_Internet_20_Link"><text:span text:style-name="T2">http://ressources.univ-lemans.fr/AccesLibre/UM/Pedago/physique/02/divers/bernou1.html</text:span></text:a><text:span text:style-name="T2"> (attention !!! pas de tuyau pour fixer la P dans l'animation)</text:span></text:p>
      <text:p text:style-name="P4">Le tuyau qui plonge à l'intérieur du vase permet de fixer la pression atmosphérique à son extrémité dans le fluide. Ainsi on s'affranchit de la variation de pression due à la hauteur de la colonne d'eau qui change de hauteur au cours du temps.</text:p>
      <text:p text:style-name="P4">On mesure une masse d'eau écoulée pendant un temps t. On obtient débit massique Dm. Fait pour différent hauteur h (entre l'extrémité du tube de vidange et le trou plongeant).</text:p>
      <text:p text:style-name="P4">On accède à la vitesse d'éjection v avec Dm=ρsv.</text:p>
      <text:p text:style-name="P4">On trace v=f(racine(h)). Modélisation affine → droite.</text:p>
      <text:p text:style-name="P4"/>
      <text:list xml:id="list31301603" text:continue-numbering="true" text:style-name="L29">
        <text:list-item>
          <text:list>
            <text:list-item>
              <text:p text:style-name="P17">Sonde Pitot</text:p>
            </text:list-item>
          </text:list>
        </text:list-item>
      </text:list>
      <text:p text:style-name="P4">Utiliser dans les avions pour la mesure de vitesse</text:p>
      <text:p text:style-name="P4">Diapo : schéma original de la sonde +schéma associé à l’expérience. On trace les deux lignes de courant qui rencontrent le point d’arrêt d’un coté, et la cavité de la sonde de l’autre. </text:p>
      <text:p text:style-name="P4">Théorème de Bernoulli. On déroule et on obtient l’expression de la vitesse en fonction de la différence de pression. </text:p>
      <text:p text:style-name="P4"><text:span text:style-name="T14">Expérience</text:span> : tube de pitot : en préparation <text:s/>mesures de vitesse en fonction des différences de pression indiquées par la sonde. On a une droite d'étalonnage v <text:span text:style-name="T12">2 </text:span>= a × P + b. En mesurant la pression, on peut alors remonter a la vitesse pour un écoulement de vitesse inconnue. </text:p>
      <text:p text:style-name="P26"><text:a xlink:type="simple" xlink:href="http://ressources.univ-lemans.fr/AccesLibre/UM/Pedago/physique/02/divers/pitot.html" text:style-name="Internet_20_link" text:visited-style-name="Visited_20_Internet_20_Link"><text:span text:style-name="T2">http://ressources.univ-lemans.fr/AccesLibre/UM/Pedago/physique/02/divers/pitot.html</text:span></text:a><text:span text:style-name="T2"> </text:span></text:p>
      <text:p text:style-name="P26"><text:a xlink:type="simple" xlink:href="https://www.youtube.com/watch?v=MXyvQJhf9Io" text:style-name="Internet_20_link" text:visited-style-name="Visited_20_Internet_20_Link"><text:span text:style-name="T2">https://www.youtube.com/watch?v=MXyvQJhf9Io</text:span></text:a><text:span text:style-name="T2"> (moche mais montre le dispositif expérimental que l'on aurait pu utiliser)</text:span></text:p>
      <text:p text:style-name="P4">Voir incertitudes</text:p>
      <text:p text:style-name="P4"/>
      <text:p text:style-name="P12">Conclusion </text:p>
      <text:p text:style-name="P4">Dans la suite du cours, on pourra s’intéresser aux écoulements visqueux et réel. </text:p>
      <text:p text:style-name="P12"/>
      <text:p text:style-name="P12"><text:soft-page-break/></text:p>
      <text:p text:style-name="P12"/>
      <text:p text:style-name="P12"/>
      <text:p text:style-name="P12"/>
      <text:p text:style-name="P12">Plan 2: <text:s text:c="2"/>Fluide réel</text:p>
      <text:p text:style-name="P12"/>
      <text:p text:style-name="P21">Pré-requis</text:p>
      <text:list xml:id="list5266351138279223653" text:style-name="L30">
        <text:list-item>
          <text:p text:style-name="P7">Statique des fluides</text:p>
        </text:list-item>
        <text:list-item>
          <text:p text:style-name="P7">Théorème de Bernoulli </text:p>
        </text:list-item>
        <text:list-item>
          <text:p text:style-name="P7">description du mouvement d'un fluide (trajectoire, ligne de courant).</text:p>
        </text:list-item>
        <text:list-item>
          <text:p text:style-name="P7"><text:s/>nb de Reynolds </text:p>
        </text:list-item>
        <text:list-item>
          <text:p text:style-name="P7">Débit volumique, massique </text:p>
          <text:p text:style-name="P7">(tout est BCPST 2) </text:p>
        </text:list-item>
      </text:list>
      <text:p text:style-name="P12"/>
      <text:p text:style-name="P22"><text:span text:style-name="T1">Biblio</text:span> :</text:p>
      <text:p text:style-name="P4">Fruchart </text:p>
      <text:p text:style-name="P4">Tec&amp;doc bcpst 2 (blanc carré orange) Baude,Grécias</text:p>
      <text:p text:style-name="P4"/>
      <text:p text:style-name="P21">Intro pédagogique</text:p>
      <text:p text:style-name="P4">Cours de physique pour BCPST 2 But = présenter plusieurs type d'écoulement: écoulements parfaits, écoulements réels, écoulements rampants ;</text:p>
      <text:p text:style-name="P4"><text:s/>axer sur le nb de Reynolds comme c'est écrit dans le prog </text:p>
      <text:p text:style-name="P4"/>
      <text:p text:style-name="P4">Dans la leçon-&gt; large gamme de Re, en partant des fluides parfaits jusqu'aux écoulements rampants ; cela permet de démontrer l'intéret d'évaluer le Re pour un écoulement.</text:p>
      <text:p text:style-name="P4">Mise en valeur du lien entre modèle/modélisation effectuée et l'expérience → beaucoup d'expérience. Car grosse difficulté pour les étudiants de faire le lien en théorie et expérimentale. </text:p>
      <text:p text:style-name="P4">Autre difficulté, faire la différence entre les propriétés du fluide et celles de l'écoulement. A insister</text:p>
      <text:p text:style-name="P4">Avant ce cours, cours sur le théorème de Bernouilli, et limites de l'écoulement parfait, avec introduction à la viscosité et le nombre de Re. Cette leçon clos la partie sur la dynamique des fluides parfaits et fait la transition avec les écoulements réels. Montre l'interet de Re.</text:p>
      <text:p text:style-name="P4">TP : Ecoulement de Poiseuille</text:p>
      <text:p text:style-name="P12"><text:span text:style-name="T3">TD : Activité documentaire sur le processus de sédimentation, mouvement des glaciers, écoulement du sang..</text:span>.</text:p>
      <text:p text:style-name="P12"><text:tab/>Introduction</text:p>
      <text:p text:style-name="P11">En ouvrant plus ou moins un robinet, on distingue facilement deux types d’écoulements : aux faibles débits, la forme du jet émergeant est régulière et invariable au cours du temps. <text:s/>Aux débits plus importants, elle devient irrégulière et fluctuante. </text:p>
      <text:p text:style-name="P11">Pour savoir si un écoulement est « laminaire » ou bien « turbulent », il faut comparer quel phénomène prédomine entre la diffusion et la convection de la quantité de mouvement. Temps caractéristique de convection : Tc = L/U (le temps de convection sur la longueur L correspond à la durée nécessaire pour parcourir la distance L à la vitesse U) Temps caractéristique de diffusion :Td = L^2/ν (obtenu sachant que la viscosité cinématique est homogène à un coefficient de diffusion, on peut déterminer un temps caractéristique de diffusion à la longueur caractéristique L </text:p>
      <text:p text:style-name="P11">Finalement on a : Re=Td/Tc=UL/ν</text:p>
      <text:p text:style-name="P11">→ si Re &lt;= 1 → tps convection&gt;tps diff → laminaire</text:p>
      <text:p text:style-name="P11">→ si Re &gt;&gt;1 → inverse → turbulent</text:p>
      <text:p text:style-name="P4"/>
      <text:p text:style-name="P4"/>
      <text:p text:style-name="P4"><text:span text:style-name="T1">Objectifs</text:span>: </text:p>
      <text:list xml:id="list6678061192406926060" text:style-name="L31">
        <text:list-item>
          <text:p text:style-name="P8">Comprendre qu'il existe différents types d'écoulements , qui disposent de propriété, et de modèles différents</text:p>
        </text:list-item>
        <text:list-item>
          <text:p text:style-name="P8">Identifier les différents écoulements, nombre de reynolds associés</text:p>
        </text:list-item>
      </text:list>
      <text:p text:style-name="P4"/>
      <text:list xml:id="list4136676726864179157" text:style-name="L32">
        <text:list-item>
          <text:p text:style-name="P18">Écoulements à grand nombre de Re d'un fluide parfait</text:p>
          <text:p text:style-name="P18">A. Approche expérimentale </text:p>
        </text:list-item>
      </text:list>
      <text:p text:style-name="P4">Présentation du <text:span text:style-name="T14">dispositif expérimental</text:span>, présenter le vase de Mariotte (diapo du schéma fruchart p425). </text:p>
      <text:p text:style-name="P26"><text:a xlink:type="simple" xlink:href="http://ressources.univ-lemans.fr/AccesLibre/UM/Pedago/physique/02/divers/bernou1.html" text:style-name="Internet_20_link" text:visited-style-name="Visited_20_Internet_20_Link"><text:span text:style-name="T2">http://ressources.univ-lemans.fr/AccesLibre/UM/Pedago/physique/02/divers/bernou1.html</text:span></text:a><text:span text:style-name="T2"> (attention !!! pas de tuyau pour fixer la P dans l'animation)</text:span></text:p>
      <text:p text:style-name="P4">Le tuyau qui plonge à l'intérieur du vase permet de fixer la pression atmosphérique à son extrémité dans le fluide. Ainsi on s'affranchit de la variation de pression due à la hauteur de la colonne d'eau qui change de hauteur au cours du temps.</text:p>
      <text:p text:style-name="P4">On mesure une masse d'eau écoulée pendant un temps t. On obtient débit massique Dm. Fait pour différent hauteur h (entre l'extrémité du tube de vidange et le trou plongeant).</text:p>
      <text:p text:style-name="P4">On accède à la vitesse d'éjection v avec Dm=ρsv.</text:p>
      <text:p text:style-name="P4">On trace v=f(racine(h)). Modélisation affine → droite</text:p>
      <text:p text:style-name="P4"><text:soft-page-break/>Détermination expérimentale de la loi de Toricelli</text:p>
      <text:p text:style-name="P4">Incertitudes : h, m, t</text:p>
      <text:p text:style-name="P4"/>
      <text:p text:style-name="P4"><text:span text:style-name="T4">Transition</text:span> <text:s/>: On va essayer de retrouver cette loi par une modélisation de la situation </text:p>
      <text:p text:style-name="P4"/>
      <text:list xml:id="list31292271" text:continue-numbering="true" text:style-name="L32">
        <text:list-header>
          <text:p text:style-name="P9">B. <text:span text:style-name="T10">Démonstration de la formule de Torricelli</text:span></text:p>
        </text:list-header>
      </text:list>
      <text:p text:style-name="P4">Calcul du nombre de Reynolds : </text:p>
      <text:p text:style-name="P4">ρeau = 1000kg/m3, ηeau(20°C)=10-3Pa.s, U=v= </text:p>
      <text:p text:style-name="P4">L=r= cuve</text:p>
      <text:p text:style-name="P4">Re= très grand, on considère l'écoulement parfait car force de viscosité négligeable.</text:p>
      <text:p text:style-name="P4">On peut appliquer Bernoulli</text:p>
      <text:p text:style-name="P4">Démo vase de Toricelli + Slide (plan 1)</text:p>
      <text:p text:style-name="P4">On retrouve la loi en racine de h.</text:p>
      <text:p text:style-name="P4"/>
      <text:p text:style-name="P4">Transition : Et a plus bas nombre de Reynolds ?</text:p>
      <text:p text:style-name="P4"/>
      <text:list xml:id="list7656307456810174937" text:style-name="L33">
        <text:list-item>
          <text:p text:style-name="P19">Écoulement laminaire (Re~1)</text:p>
        </text:list-item>
      </text:list>
      <text:p text:style-name="P12"/>
      <text:p text:style-name="P4">En réalité : force de viscosité. </text:p>
      <text:p text:style-name="P4">Exemple : Calcul de Re dans l'aorte :</text:p>
      <text:p text:style-name="P1"><text:span text:style-name="T3">d=10mm, Dv=9*10</text:span><text:span text:style-name="T13">-5</text:span><text:span text:style-name="T3">m</text:span><text:span text:style-name="T13">3</text:span><text:span text:style-name="T3">s</text:span><text:span text:style-name="T13">-1</text:span><text:span text:style-name="T3">, ν</text:span><text:span text:style-name="T6">sang</text:span><text:span text:style-name="T3">=4*10</text:span><text:span text:style-name="T13">-6</text:span><text:span text:style-name="T3">m</text:span><text:span text:style-name="T13">2</text:span><text:span text:style-name="T3">s</text:span><text:span text:style-name="T6">-1</text:span></text:p>
      <text:p text:style-name="P4">Re= Dvl/sν. Faible → écoulement laminaire.</text:p>
      <text:p text:style-name="P4">Etude d'un exemple</text:p>
      <text:list xml:id="list31298259" text:continue-numbering="true" text:style-name="L33">
        <text:list-header>
          <text:p text:style-name="P3"><text:span text:style-name="T3">A. </text:span><text:span text:style-name="T10">Ecoulement de Poiseuille </text:span></text:p>
        </text:list-header>
      </text:list>
      <text:p text:style-name="P4">SLIDE</text:p>
      <text:p text:style-name="P4">Ecoulement d'un fluide newtonien, incompressible, permanent, laminaire, sous l'effet d'une différence de pression dans la conduite cylindrique.</text:p>
      <text:p text:style-name="P4">Voir schéma Tec&amp;doc bcpst 2 (blanc carré orange) Baude,Grécias p582 </text:p>
      <text:p text:style-name="P1"><text:span text:style-name="T3">La circulation sanguine peut ainsi être caractérisée par un écoulement de Poiseuille dont l’expression du champ de vitesse est la suivante : v(r)=1/4η(ΔP/L)(a</text:span><text:span text:style-name="T13">2</text:span><text:span text:style-name="T8">-r</text:span><text:span text:style-name="T13">2</text:span><text:span text:style-name="T8">)</text:span></text:p>
      <text:p text:style-name="P23">Dessiner le champ des vitesses.</text:p>
      <text:p text:style-name="P23">On remarque qu 'on a pour r=a on a bien v=vparoi=0</text:p>
      <text:p text:style-name="P23">Limites du modèle : l’une des hypothèses consiste à considérer le fluide newtonien, ce qui n’est en réalité pas le cas du sang mais que cette hypothèse permet quand même de modéliser relativement bien certain phénomène lié à la circulation sanguine. </text:p>
      <text:p text:style-name="P4">Calcul du débit volumique Calculs page 583 du Tec&amp;doc bcpst 2 (blanc carré orange) Baude,Grécias </text:p>
      <text:p text:style-name="P23">On peut définir la résistance hydraulique (vraiment utile?) </text:p>
      <text:p text:style-name="P23"/>
      <text:p text:style-name="P1"><text:span text:style-name="T9">Transition</text:span><text:span text:style-name="T8"> : </text:span><text:span text:style-name="T3">Peut-on vérifier expérimentalement la loi que nous avons établie ?</text:span></text:p>
      <text:p text:style-name="P4"><text:s/></text:p>
      <text:p text:style-name="P1"><text:span text:style-name="T3"><text:s/><text:tab/></text:span><text:span text:style-name="T10">B. Validation expérimentale </text:span></text:p>
      <text:p text:style-name="P4"><text:span text:style-name="T14">Expérience quantitative</text:span> : vérification de la loi de Poiseuille avec vase de Mariotte. </text:p>
      <text:p text:style-name="P4">On trace Dm=f(1/l tube) </text:p>
      <text:p text:style-name="P4"/>
      <text:p text:style-name="P4">Transition : <text:s/>Et si on augmente drastiquement la viscosité du fluide ? on reste en régime laminaire, mais à très bas nombre de reynolds, on observe un nouveau type d'écoulement <text:s/>: les écoulements rampants </text:p>
      <text:p text:style-name="P4"/>
      <text:list xml:id="list5559186564722585024" text:style-name="L34">
        <text:list-item>
          <text:p text:style-name="P20">Écoulement rampants (Re&lt;&lt;&lt;1)</text:p>
        </text:list-item>
      </text:list>
      <text:p text:style-name="P4">Présentation des écoulements rampants (T&amp;D), calcul d'ordre de grandeur du nb de Reynolds pour la goutte de poix .</text:p>
      <text:p text:style-name="P12"><text:tab/>A. Loi de Stokes </text:p>
      <text:p text:style-name="P4"><text:span text:style-name="T14">Présentation du dispositif </text:span>: viscosimètre à chute de bille ; </text:p>
      <text:p text:style-name="P26"><text:a xlink:type="simple" xlink:href="http://ressources.univ-lemans.fr/AccesLibre/UM/Pedago/physique/02/divers/stokes.html" text:style-name="Internet_20_link" text:visited-style-name="Visited_20_Internet_20_Link"><text:span text:style-name="T2">http://ressources.univ-lemans.fr/AccesLibre/UM/Pedago/physique/02/divers/stokes.html</text:span></text:a><text:span text:style-name="T2"> </text:span></text:p>
      <text:p text:style-name="P26"><text:a xlink:type="simple" xlink:href="https://www.youtube.com/watch?v=DVCjd77WwxI" text:style-name="Internet_20_link" text:visited-style-name="Visited_20_Internet_20_Link"><text:span text:style-name="T2">https://www.youtube.com/watch?v=DVCjd77WwxI</text:span></text:a><text:span text:style-name="T2"> <text:s/>(à environ 9 min pour montrer un vrai dispositif expérimental)</text:span></text:p>
      <text:p text:style-name="P4">schéma en diapo (Fruchart p433)</text:p>
      <text:p text:style-name="P4">Insister sur le fait qu'on va étudier l'écoulement provoqué par le déplacement de la bille</text:p>
      <text:p text:style-name="P4">Hypothèses : le régime permanent est atteint après un court régime transitoire ( la bille chute à vitesse constante) ; le fond et les parois n'ont pas d'effet sur l’écoulement : l'écoulement est laminaire (on a Re&lt;1 donc ok; la bille est lâchée sans vitesse initiale. </text:p>
      <text:p text:style-name="P4">On applique le pfd à la bille, force : poids, poussée d'archimède, force de viscosité.</text:p>
      <text:p text:style-name="P4">On obtient vlim puis la formule de la viscosité en fonction de vlim</text:p>
      <text:p text:style-name="P1"><text:span text:style-name="T5">Transition</text:span><text:span text:style-name="T3"> : Avec la mesure de vlim on peut donc remonter à la viscosité du fluide.</text:span></text:p>
      <text:p text:style-name="P4"/>
      <text:p text:style-name="P12"><text:tab/>B. Mesure de viscosité </text:p>
      <text:p text:style-name="P4"><text:soft-page-break/><text:span text:style-name="T14">Expérience</text:span> Fruchart p433 pour les limites du modèle.</text:p>
      <text:p text:style-name="P4">On trace vlim=f(r^2), la pente de la droite donne accès à η</text:p>
      <text:p text:style-name="P4">On en déduit η, on compare à la viscosité du glycérol indiqué, et on calcule le nombre de Reynolds associé à un tel écoulement.</text:p>
      <text:p text:style-name="P4"/>
      <text:p text:style-name="P12">Conclusion</text:p>
      <text:p text:style-name="P4">Dans cette leçon on a pu parcourir le spectre des différentes valeurs possibles du nombre de Reynolds, allant de l'écoulement parfait aux écoulements rampants. On a vu qu'à chaque type d'écoulement était associé un modèle, d'où la nécessité d'évaluer le nombre de reynolds d'un écoulement pour justifier l'utilisation de tel modèle ou tel loi.</text:p>
      <text:p text:style-name="P4">On a vu comment décrire l'écoulement d'un fluide très visqueux autour d'un bille, on pourra s'intéresser dans un prochain cours à un autre type d'écoulement rampant : les écoulements dans les milieux poreux par ex (décrits par la loi de Darcy) </text:p>
      <text:p text:style-name="P4"/>
      <text:p text:style-name="P4"><text:tab/><text:tab/><text:span text:style-name="T10"><text:tab/>Questions</text:span></text:p>
      <text:p text:style-name="P1"><text:span text:style-name="T3">C'est quoi une particule uide ? Ordres de grandeur d'une particule de fl</text:span>uide ? gaz : 1mm3. Liquide : 1m3. A quelles longueurs caracteristiques on compare ca ? libre parcours moyen et longueur caracteristique de l'ecoulement.</text:p>
      <text:p text:style-name="P1">Quelles sont les deux composantes de la derivee particulaire ? La temporelle est locale, et l'autre c'est l'acceleration convective.</text:p>
      <text:p text:style-name="P1">Champ eulerien, champ lagrangien ?</text:p>
      <text:p text:style-name="P1">Ecoulement incompressible, qu'est ce que ca implique sur ? Difference entre fluide incompressible et uide incompressible ?</text:p>
      <text:p text:style-name="P10"><text:span text:style-name="T11">Comment tu definirais la trajectoire ? Quelle difference avec une ldc ?</text:span></text:p>
      <text:p text:style-name="P10"><text:span text:style-name="T11"/></text:p>
      <text:p text:style-name="P10"><text:span text:style-name="T11"/></text:p>
      <text:p text:style-name="P10"><text:span text:style-name="T11">Pedagogie</text:span></text:p>
      <text:p text:style-name="P10"><text:span text:style-name="T11">pourquoi Toricelli en manip quantitative? 1Ere manpi vue au lycée donc on se raccroche à ça pour rappeler des choses aux élèves.</text:span></text:p>
      <text:p text:style-name="P10"><text:span text:style-name="T11">Bcp de prérequis, avec les nouveaux programmes pas autant de physique, comment présenter Euler à des élèves comme ça? Peut-être faire équivalence conservation énergie avecénergie volumique</text:span></text:p>
      <text:p text:style-name="P10"><text:span text:style-name="T11"/></text:p>
      <text:p text:style-name="P10"><text:span text:style-name="T11">Ecoulement ou fluide incompressible dans Euler? </text:span></text:p>
      <text:p text:style-name="P10"><text:span text:style-name="T11">ecoulement incompressible div v zero</text:span></text:p>
      <text:p text:style-name="P10"><text:span text:style-name="T11">fluide incompressible derivee particulaire rho zero</text:span></text:p>
      <text:p text:style-name="P10"><text:span text:style-name="T11"/></text:p>
      <text:p text:style-name="P10"><text:span text:style-name="T11">Fluide homogène? Tous les paramètres intensifs dans le fluide homogènes</text:span></text:p>
      <text:p text:style-name="P10"><text:span text:style-name="T11">Incertitude plus grande que le nombre? Normal? Sur la courbe , abscisse à l'origine, alors que dans le modèle non. Quoi faire? Ici bcp de sources d'incertitudes donc cela joue sur les mesures et donc sur le graphe à la fin. Surpressions capillaires aussi. <text:line-break/>Imposer cette ordonnée à l'origine à zéro? Ça change peu. </text:span></text:p>
      <text:p text:style-name="P10"><text:span text:style-name="T11">Choix de h? <text:s/>REVENIR DESSUS</text:span></text:p>
      <text:p text:style-name="P10"><text:span text:style-name="T11">Venturi à développer? </text:span></text:p>
      <text:p text:style-name="P10"><text:span text:style-name="T11">Particule fluide, odg? Micrometre cube</text:span></text:p>
      <text:p text:style-name="P10"><text:span text:style-name="T11">Théorème Bernoullin, tu l'as démontré avec équivalence énergie. Autre méthode? Théorème énergie cinétique. Comment faire apparaître travail pressions? Energie interne avec premier principe.</text:span></text:p>
      <text:p text:style-name="P10"><text:span text:style-name="T11">Viscosité? Qu'est ce que c'est? </text:span></text:p>
      <text:p text:style-name="P10"><text:span text:style-name="T11">Mise en forme tableau, rappel mécanique, tuyau arrosage poour Bernoulli appuyer sur le bout, pars plus vite et plus loin.</text:span></text:p>
      <text:p text:style-name="P10"><text:span text:style-name="T11">Exemples effet venturi? Sonde pitot, vent en haut des montagnes, rue très haute et assez étroite direction vent privilégiée</text:span></text:p>
      <text:p text:style-name="P10"><text:span text:style-name="T11"/></text:p>
      <text:p text:style-name="P10"><text:span text:style-name="T11">Manque schéma.</text:span></text:p>
      <text:p text:style-name="P10"><text:span text:style-name="T11">Rajouter tube capillaire en sortie de toricelli pour avoir une vitesse stationnaire</text:span></text:p>
      <text:p text:style-name="P10"><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mbria-Bold" svg:font-family="Cambria-Bold"/>
    <style:font-face style:name="LMRoman10-Regular" svg:font-family="LMRoman10-Regular"/>
    <style:font-face style:name="OpenSymbol" svg:font-family="OpenSymbol"/>
    <style:font-face style:name="SFSI1000" svg:font-family="SFSI1000"/>
    <style:font-face style:name="SFSS0800" svg:font-family="SFSS0800"/>
    <style:font-face style:name="SFSS1000" svg:font-family="SFSS1000"/>
    <style:font-face style:name="SFSX1095" svg:font-family="SFSX1095"/>
    <style:font-face style:name="TimesNewRomanPS-BoldMT" svg:font-family="TimesNewRomanPS-BoldMT"/>
    <style:font-face style:name="Times New Roman1" svg:font-family="'Times New Roman'" style:font-family-generic="roman"/>
    <style:font-face style:name="TimesNewRomanPSMT" svg:font-family="TimesNewRomanPSMT" style:font-family-generic="roman"/>
    <style:font-face style:name="TimesNewRomanPS-ItalicMT" svg:font-family="TimesNewRomanPS-ItalicMT" style:font-family-generic="script"/>
    <style:font-face style:name="Arial2" svg:font-family="Arial" style:font-family-generic="swiss"/>
    <style:font-face style:name="Cambria" svg:font-family="Cambria"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Z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ZA"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3-25T11:15:53.95</meta:creation-date>
    <dc:date>2021-04-01T11:06:00.48</dc:date>
    <meta:editing-duration>PT6H27M49S</meta:editing-duration>
    <meta:editing-cycles>44</meta:editing-cycles>
    <meta:generator>OpenOffice/4.1.7$Win32 OpenOffice.org_project/417m1$Build-9800</meta:generator>
    <meta:document-statistic meta:table-count="0" meta:image-count="0" meta:object-count="0" meta:page-count="5" meta:paragraph-count="204" meta:word-count="2408" meta:character-count="15448"/>
  </office:meta>
</office:document-meta>
</file>